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ca43" officeooo:paragraph-rsid="001aca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colas e matrícul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58:54.077744486</meta:creation-date>
    <meta:generator>LibreOffice/5.3.3.2$Linux_X86_64 LibreOffice_project/3d9a8b4b4e538a85e0782bd6c2d430bafe583448</meta:generator>
    <dc:date>2017-06-20T09:59:28.379406619</dc:date>
    <meta:editing-duration>PT35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</office:meta>
</office:document-meta>
</file>